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236" table:default-cell-style-name="Default"/>
        <table:table-row table:style-name="ro1">
          <table:table-cell office:value-type="string">
            <text:p>[StoneBlock(), SpawnBlock(GemGreen()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, SpawnBlock(GemGreen())]</text:p>
          </table:table-cell>
          <table:table-cell table:number-columns-repeated="4"/>
          <table:table-cell office:value-type="string">
            <text:p>[StoneBlock(), SpawnBlock(GemGreen()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, SpawnBlock(GemGreen()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4"/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4"/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, SpawnBlock(GemGreen())]</text:p>
          </table:table-cell>
          <table:table-cell table:number-columns-repeated="236"/>
        </table:table-row>
        <table:table-row table:style-name="ro1">
          <table:table-cell office:value-type="string">
            <text:p>[StoneBlock(), SpawnBlock(GemGreen()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4"/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4"/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, SpawnBlock(GemGreen())]</text:p>
          </table:table-cell>
          <table:table-cell table:style-name="ce1" table:number-columns-repeated="4"/>
          <table:table-cell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, SpawnBlock(GemGreen())]</text:p>
          </table:table-cell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4/05/2008</text:date>, <text:time>16:3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5T16:33:16</dc:date>
    <meta:editing-cycles>42</meta:editing-cycles>
    <meta:editing-duration>PT17H50M35S</meta:editing-duration>
    <meta:user-defined meta:name="Info 1"/>
    <meta:user-defined meta:name="Info 2"/>
    <meta:user-defined meta:name="Info 3"/>
    <meta:user-defined meta:name="Info 4"/>
    <meta:document-statistic meta:table-count="1" meta:cell-count="136"/>
  </office:meta>
</office:document-meta>
</file>